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ext-properties style:font-name="FreeMono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013" table:default-cell-style-name="ce1"/>
        <table:table-row table:style-name="ro1">
          <table:table-cell office:value-type="string" calcext:value-type="string">
            <text:p>aside(km) \ nod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3</text:p>
            <text:p>Fract = 3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32</text:p>
            <text:p>Fract = 88</text:p>
          </table:table-cell>
          <table:table-cell office:value-type="string" calcext:value-type="string">
            <text:p>Samples=178</text:p>
            <text:p>Drops0 = 0</text:p>
            <text:p>Drops128 = 822</text:p>
            <text:p>DropsMAX = 0</text:p>
            <text:p>Multi = 18</text:p>
            <text:p>Fract = 51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mples=977</text:p>
            <text:p>Drops0 = 23</text:p>
            <text:p>Drops128 = 0</text:p>
            <text:p>DropsMAX = 0</text:p>
            <text:p>Multi = 2</text:p>
            <text:p>Fract = 2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28</text:p>
            <text:p>Fract = 72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62</text:p>
            <text:p>Fract = 202</text:p>
          </table:table-cell>
          <table:table-cell office:value-type="string" calcext:value-type="string">
            <text:p>Samples=999</text:p>
            <text:p>Drops0 = 0</text:p>
            <text:p>Drops128 = 1</text:p>
            <text:p>DropsMAX = 0</text:p>
            <text:p>Multi = 108</text:p>
            <text:p>Fract = 344</text:p>
          </table:table-cell>
          <table:table-cell office:value-type="string" calcext:value-type="string">
            <text:p>Samples=733</text:p>
            <text:p>Drops0 = 0</text:p>
            <text:p>Drops128 = 267</text:p>
            <text:p>DropsMAX = 0</text:p>
            <text:p>Multi = 141</text:p>
            <text:p>Fract = 439</text:p>
          </table:table-cell>
          <table:table-cell office:value-type="string" calcext:value-type="string">
            <text:p>Samples=1</text:p>
            <text:p>Drops0 = 0</text:p>
            <text:p>Drops128 = 999</text:p>
            <text:p>DropsMAX = 0</text:p>
            <text:p>Multi = 1</text:p>
            <text:p>Fract = 1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amples=814</text:p>
            <text:p>Drops0 = 186</text:p>
            <text:p>Drops128 = 0</text:p>
            <text:p>DropsMAX = 0</text:p>
            <text:p>Multi = 0</text:p>
            <text:p>Fract = 0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17</text:p>
            <text:p>Fract = 31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37</text:p>
            <text:p>Fract = 127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95</text:p>
            <text:p>Fract = 272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176</text:p>
            <text:p>Fract = 518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292</text:p>
            <text:p>Fract = 801</text:p>
          </table:table-cell>
          <table:table-cell office:value-type="string" calcext:value-type="string">
            <text:p>Samples=882</text:p>
            <text:p>Drops0 = 0</text:p>
            <text:p>Drops128 = 118</text:p>
            <text:p>DropsMAX = 0</text:p>
            <text:p>Multi = 339</text:p>
            <text:p>Fract = 825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mples=627</text:p>
            <text:p>Drops0 = 373</text:p>
            <text:p>Drops128 = 0</text:p>
            <text:p>DropsMAX = 0</text:p>
            <text:p>Multi = 0</text:p>
            <text:p>Fract = 0</text:p>
          </table:table-cell>
          <table:table-cell office:value-type="string" calcext:value-type="string">
            <text:p>Samples=985</text:p>
            <text:p>Drops0 = 15</text:p>
            <text:p>Drops128 = 0</text:p>
            <text:p>DropsMAX = 0</text:p>
            <text:p>Multi = 14</text:p>
            <text:p>Fract = 23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26</text:p>
            <text:p>Fract = 72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43</text:p>
            <text:p>Fract = 176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96</text:p>
            <text:p>Fract = 343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201</text:p>
            <text:p>Fract = 638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353</text:p>
            <text:p>Fract = 879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mples=460</text:p>
            <text:p>Drops0 = 540</text:p>
            <text:p>Drops128 = 0</text:p>
            <text:p>DropsMAX = 0</text:p>
            <text:p>Multi = 1</text:p>
            <text:p>Fract = 1</text:p>
          </table:table-cell>
          <table:table-cell office:value-type="string" calcext:value-type="string">
            <text:p>Samples=929</text:p>
            <text:p>Drops0 = 540</text:p>
            <text:p>Drops128 = 0</text:p>
            <text:p>DropsMAX = 0</text:p>
            <text:p>Multi = 2</text:p>
            <text:p>Fract = 6</text:p>
          </table:table-cell>
          <table:table-cell office:value-type="string" calcext:value-type="string">
            <text:p>Samples=999</text:p>
            <text:p>Drops0 = 1</text:p>
            <text:p>Drops128 = 0</text:p>
            <text:p>DropsMAX = 0</text:p>
            <text:p>Multi = 17</text:p>
            <text:p>Fract = 55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38</text:p>
            <text:p>Fract = 138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52</text:p>
            <text:p>Fract = 213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122</text:p>
            <text:p>Fract = 436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240</text:p>
            <text:p>Fract = 737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mples=358</text:p>
            <text:p>Drops0 = 642</text:p>
            <text:p>Drops128 = 0</text:p>
            <text:p>DropsMAX = 0</text:p>
            <text:p>Multi = 0</text:p>
            <text:p>Fract = 0</text:p>
          </table:table-cell>
          <table:table-cell office:value-type="string" calcext:value-type="string">
            <text:p>Samples=830</text:p>
            <text:p>Drops0 = 170</text:p>
            <text:p>Drops128 = 0</text:p>
            <text:p>DropsMAX = 0</text:p>
            <text:p>Multi = 2</text:p>
            <text:p>Fract = 4</text:p>
          </table:table-cell>
          <table:table-cell office:value-type="string" calcext:value-type="string">
            <text:p>Samples=988</text:p>
            <text:p>Drops0 = 12</text:p>
            <text:p>Drops128 = 0</text:p>
            <text:p>DropsMAX = 0</text:p>
            <text:p>Multi = 5</text:p>
            <text:p>Fract = 28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15</text:p>
            <text:p>Fract = 76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34</text:p>
            <text:p>Fract = 153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70</text:p>
            <text:p>Fract = 278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139</text:p>
            <text:p>Fract = 474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mples=271</text:p>
            <text:p>Drops0 = 729</text:p>
            <text:p>Drops128 = 0</text:p>
            <text:p>DropsMAX = 0</text:p>
            <text:p>Multi = 0</text:p>
            <text:p>Fract = 0</text:p>
          </table:table-cell>
          <table:table-cell office:value-type="string" calcext:value-type="string">
            <text:p>Samples=720</text:p>
            <text:p>Drops0 = 280</text:p>
            <text:p>Drops128 = 0</text:p>
            <text:p>DropsMAX = 0</text:p>
            <text:p>Multi = 0</text:p>
            <text:p>Fract = 1</text:p>
          </table:table-cell>
          <table:table-cell office:value-type="string" calcext:value-type="string">
            <text:p>Samples=958</text:p>
            <text:p>Drops0 = 42</text:p>
            <text:p>Drops128 = 0</text:p>
            <text:p>DropsMAX = 0</text:p>
            <text:p>Multi = 7</text:p>
            <text:p>Fract = 13</text:p>
          </table:table-cell>
          <table:table-cell office:value-type="string" calcext:value-type="string">
            <text:p>Samples=998</text:p>
            <text:p>Drops0 = 2</text:p>
            <text:p>Drops128 = 0</text:p>
            <text:p>DropsMAX = 0</text:p>
            <text:p>Multi = 14</text:p>
            <text:p>Fract = 63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32</text:p>
            <text:p>Fract = 114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40</text:p>
            <text:p>Fract = 216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59</text:p>
            <text:p>Fract = 302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string" calcext:value-type="string">
            <text:p>Samples=0</text:p>
            <text:p>Drops0 = 0</text:p>
            <text:p>Drops128 = 1000</text:p>
            <text:p>DropsMAX = 0</text:p>
            <text:p>Multi = 0</text:p>
            <text:p>Fract = 0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mples=222</text:p>
            <text:p>Drops0 = 729</text:p>
            <text:p>Drops128 = 0</text:p>
            <text:p>DropsMAX = 0</text:p>
            <text:p>Multi = 0</text:p>
            <text:p>Fract = 0</text:p>
          </table:table-cell>
          <table:table-cell office:value-type="string" calcext:value-type="string">
            <text:p>Samples=618</text:p>
            <text:p>Drops0 = 382</text:p>
            <text:p>Drops128 = 0</text:p>
            <text:p>DropsMAX = 0</text:p>
            <text:p>Multi = 1</text:p>
            <text:p>Fract = 2</text:p>
          </table:table-cell>
          <table:table-cell office:value-type="string" calcext:value-type="string">
            <text:p>Samples=894</text:p>
            <text:p>Drops0 = 106</text:p>
            <text:p>Drops128 = 0</text:p>
            <text:p>DropsMAX = 0</text:p>
            <text:p>Multi = 1</text:p>
            <text:p>Fract = 5</text:p>
          </table:table-cell>
          <table:table-cell office:value-type="string" calcext:value-type="string">
            <text:p>Samples=985</text:p>
            <text:p>Drops0 = 15</text:p>
            <text:p>Drops128 = 0</text:p>
            <text:p>DropsMAX = 0</text:p>
            <text:p>Multi = 9</text:p>
            <text:p>Fract = 32</text:p>
          </table:table-cell>
          <table:table-cell office:value-type="string" calcext:value-type="string">
            <text:p>Samples=999</text:p>
            <text:p>Drops0 = 1</text:p>
            <text:p>Drops128 = 0</text:p>
            <text:p>DropsMAX = 0</text:p>
            <text:p>Multi = 11</text:p>
            <text:p>Fract = 57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26</text:p>
            <text:p>Fract = 156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42</text:p>
            <text:p>Fract = 241</text:p>
          </table:table-cell>
          <table:table-cell office:value-type="string" calcext:value-type="string">
            <text:p>Samples=386</text:p>
            <text:p>Drops0 = 1</text:p>
            <text:p>Drops128 = 0</text:p>
            <text:p>DropsMAX = 0</text:p>
            <text:p>Multi = 10</text:p>
            <text:p>Fract = 149</text:p>
          </table:table-cell>
          <table:table-cell office:value-type="string" calcext:value-type="string">
            <text:p>Samples=386</text:p>
            <text:p>Drops0 = 1</text:p>
            <text:p>Drops128 = 0</text:p>
            <text:p>DropsMAX = 0</text:p>
            <text:p>Multi = 15</text:p>
            <text:p>Fract = 217</text:p>
          </table:table-cell>
          <table:table-cell office:value-type="string" calcext:value-type="string">
            <text:p>Samples=950</text:p>
            <text:p>Drops0 = 0</text:p>
            <text:p>Drops128 = 0</text:p>
            <text:p>DropsMAX = 50</text:p>
            <text:p>Multi = 28</text:p>
            <text:p>Fract = 764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amples=158</text:p>
            <text:p>Drops0 = 842</text:p>
            <text:p>Drops128 = 0</text:p>
            <text:p>DropsMAX = 0</text:p>
            <text:p>Multi = 0</text:p>
            <text:p>Fract = 0</text:p>
          </table:table-cell>
          <table:table-cell office:value-type="string" calcext:value-type="string">
            <text:p>Samples=524</text:p>
            <text:p>Drops0 = 476</text:p>
            <text:p>Drops128 = 0</text:p>
            <text:p>DropsMAX = 0</text:p>
            <text:p>Multi = 0</text:p>
            <text:p>Fract = 0</text:p>
          </table:table-cell>
          <table:table-cell office:value-type="string" calcext:value-type="string">
            <text:p>Samples=826</text:p>
            <text:p>Drops0 = 174</text:p>
            <text:p>Drops128 = 0</text:p>
            <text:p>DropsMAX = 0</text:p>
            <text:p>Multi = 1</text:p>
            <text:p>Fract = 6</text:p>
          </table:table-cell>
          <table:table-cell office:value-type="string" calcext:value-type="string">
            <text:p>Samples=962</text:p>
            <text:p>Drops0 = 38</text:p>
            <text:p>Drops128 = 0</text:p>
            <text:p>DropsMAX = 0</text:p>
            <text:p>Multi = 5</text:p>
            <text:p>Fract = 15</text:p>
          </table:table-cell>
          <table:table-cell office:value-type="string" calcext:value-type="string">
            <text:p>Samples=994</text:p>
            <text:p>Drops0 = 6</text:p>
            <text:p>Drops128 = 0</text:p>
            <text:p>DropsMAX = 0</text:p>
            <text:p>Multi = 9</text:p>
            <text:p>Fract = 50</text:p>
          </table:table-cell>
          <table:table-cell office:value-type="string" calcext:value-type="string">
            <text:p>Samples=998</text:p>
            <text:p>Drops0 = 6</text:p>
            <text:p>Drops128 = 0</text:p>
            <text:p>DropsMAX = 0</text:p>
            <text:p>Multi = 23</text:p>
            <text:p>Fract = 95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21</text:p>
            <text:p>Fract = 153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21</text:p>
            <text:p>Fract = 258</text:p>
          </table:table-cell>
          <table:table-cell office:value-type="string" calcext:value-type="string">
            <text:p>Samples=1000</text:p>
            <text:p>Drops0 = 0</text:p>
            <text:p>Drops128 = 0</text:p>
            <text:p>DropsMAX = 0</text:p>
            <text:p>Multi = 23</text:p>
            <text:p>Fract = 377</text:p>
          </table:table-cell>
          <table:table-cell office:value-type="string" calcext:value-type="string">
            <text:p>Samples=998</text:p>
            <text:p>Drops0 = 0</text:p>
            <text:p>Drops128 = 0</text:p>
            <text:p>DropsMAX = 2</text:p>
            <text:p>Multi = 26</text:p>
            <text:p>Fract = 61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amples=125</text:p>
            <text:p>Drops0 = 875</text:p>
            <text:p>Drops128 = 0</text:p>
            <text:p>DropsMAX = 0</text:p>
            <text:p>Multi = 0</text:p>
            <text:p>Fract = 0</text:p>
          </table:table-cell>
          <table:table-cell office:value-type="string" calcext:value-type="string">
            <text:p>Samples=450</text:p>
            <text:p>Drops0 = 550</text:p>
            <text:p>Drops128 = 0</text:p>
            <text:p>DropsMAX = 0</text:p>
            <text:p>Multi = 0</text:p>
            <text:p>Fract = 1</text:p>
          </table:table-cell>
          <table:table-cell office:value-type="string" calcext:value-type="string">
            <text:p>Samples=761</text:p>
            <text:p>Drops0 = 239</text:p>
            <text:p>Drops128 = 0</text:p>
            <text:p>DropsMAX = 0</text:p>
            <text:p>Multi = 0</text:p>
            <text:p>Fract = 1</text:p>
          </table:table-cell>
          <table:table-cell office:value-type="string" calcext:value-type="string">
            <text:p>Samples=933</text:p>
            <text:p>Drops0 = 67</text:p>
            <text:p>Drops128 = 0</text:p>
            <text:p>DropsMAX = 0</text:p>
            <text:p>Multi = 3</text:p>
            <text:p>Fract = 11</text:p>
          </table:table-cell>
          <table:table-cell office:value-type="string" calcext:value-type="string">
            <text:p>Samples=983</text:p>
            <text:p>Drops0 = 17</text:p>
            <text:p>Drops128 = 0</text:p>
            <text:p>DropsMAX = 0</text:p>
            <text:p>Multi = 5</text:p>
            <text:p>Fract = 36</text:p>
          </table:table-cell>
          <table:table-cell office:value-type="string" calcext:value-type="string">
            <text:p>Samples=996</text:p>
            <text:p>Drops0 = 4</text:p>
            <text:p>Drops128 = 0</text:p>
            <text:p>DropsMAX = 0</text:p>
            <text:p>Multi = 12</text:p>
            <text:p>Fract = 76</text:p>
          </table:table-cell>
          <table:table-cell table:style-name="ce2" office:value-type="string" calcext:value-type="string">
            <text:p><text:span text:style-name="T1">Samples=1000</text:span></text:p>
            <text:p><text:span text:style-name="T1">Drops0 = 0</text:span></text:p>
            <text:p><text:span text:style-name="T1">Drops128 = 0</text:span></text:p>
            <text:p><text:span text:style-name="T1">DropsMAX = 0</text:span></text:p>
            <text:p><text:span text:style-name="T1">Multi = 27</text:span></text:p>
            <text:p><text:span text:style-name="T1">Fract = 132</text:span></text:p>
          </table:table-cell>
          <table:table-cell table:style-name="ce2" office:value-type="string" calcext:value-type="string">
            <text:p><text:span text:style-name="T1">Samples=1000</text:span></text:p>
            <text:p><text:span text:style-name="T1">Drops0 = 0</text:span></text:p>
            <text:p><text:span text:style-name="T1">Drops128 = 0</text:span></text:p>
            <text:p><text:span text:style-name="T1">DropsMAX = 0</text:span></text:p>
            <text:p><text:span text:style-name="T1">Multi = 14</text:span></text:p>
            <text:p><text:span text:style-name="T1">Fract = 195</text:span></text:p>
          </table:table-cell>
          <table:table-cell table:style-name="ce2" office:value-type="string" calcext:value-type="string">
            <text:p><text:span text:style-name="T1">Samples=1000</text:span></text:p>
            <text:p><text:span text:style-name="T1">Drops0 = 0</text:span></text:p>
            <text:p><text:span text:style-name="T1">Drops128 = 0</text:span></text:p>
            <text:p><text:span text:style-name="T1">DropsMAX = 0</text:span></text:p>
            <text:p><text:span text:style-name="T1">Multi = 18</text:span></text:p>
            <text:p><text:span text:style-name="T1">Fract = 260</text:span></text:p>
          </table:table-cell>
          <table:table-cell table:style-name="ce2" office:value-type="string" calcext:value-type="string">
            <text:p><text:span text:style-name="T1">Samples=1000</text:span></text:p>
            <text:p><text:span text:style-name="T1">Drops0 = 0</text:span></text:p>
            <text:p><text:span text:style-name="T1">Drops128 = 0</text:span></text:p>
            <text:p><text:span text:style-name="T1">DropsMAX = 0</text:span></text:p>
            <text:p><text:span text:style-name="T1">Multi = 19</text:span></text:p>
            <text:p><text:span text:style-name="T1">Fract = 432</text:span>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7:37:02.566593467</meta:creation-date>
    <meta:generator>LibreOffice/5.1.6.2$Linux_X86_64 LibreOffice_project/10m0$Build-2</meta:generator>
    <dc:date>2018-02-01T08:48:21.730449859</dc:date>
    <meta:editing-duration>PT6M5S</meta:editing-duration>
    <meta:editing-cycles>1</meta:editing-cycles>
    <meta:document-statistic meta:table-count="1" meta:cell-count="131" meta:object-count="0"/>
  </office:meta>
</office:document-meta>
</file>